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5.3799in" fo:margin-left="0in" fo:break-before="page" table:align="left" style:writing-mode="lr-tb"/>
    </style:style>
    <style:style style:name="Table1.A" style:family="table-column">
      <style:table-column-properties style:column-width="1.3694in"/>
    </style:style>
    <style:style style:name="Table1.B" style:family="table-column">
      <style:table-column-properties style:column-width="4.0104in"/>
    </style:style>
    <style:style style:name="Table1.1" style:family="table-row">
      <style:table-row-properties style:min-row-height="0.2222in" style:keep-together="true" fo:keep-together="auto"/>
    </style:style>
    <style:style style:name="Table1.A1" style:family="table-cell">
      <style:table-cell-properties fo:padding="0in" fo:border="0.0007in solid #00000a"/>
    </style:style>
    <style:style style:name="P1" style:family="paragraph" style:parent-style-name="Bulleted">
      <style:paragraph-properties fo:orphans="2" fo:widows="2"/>
    </style:style>
    <style:style style:name="P2" style:family="paragraph" style:parent-style-name="Bulleted">
      <style:paragraph-properties fo:margin-top="0in" fo:margin-bottom="0in" fo:orphans="2" fo:widows="2"/>
    </style:style>
    <style:style style:name="P3" style:family="paragraph" style:parent-style-name="BodyAfterHead">
      <style:paragraph-properties fo:orphans="2" fo:widows="2"/>
      <style:text-properties fo:font-size="10pt" style:font-size-asian="10pt" style:font-size-complex="10pt"/>
    </style:style>
    <style:style style:name="P4" style:family="paragraph" style:parent-style-name="BodyAfterHead">
      <style:paragraph-properties fo:orphans="2" fo:widows="2"/>
    </style:style>
    <style:style style:name="P5" style:family="paragraph" style:parent-style-name="Standard">
      <style:paragraph-properties fo:line-height="0.0835in" fo:orphans="2" fo:widows="2"/>
      <style:text-properties fo:font-size="12pt" style:font-size-asian="12pt" style:font-size-complex="12pt"/>
    </style:style>
    <style:style style:name="P6" style:family="paragraph" style:parent-style-name="Standard">
      <style:paragraph-properties fo:line-height="0.0417in" fo:orphans="2" fo:widows="2"/>
      <style:text-properties fo:font-size="12pt" style:font-size-asian="12pt" style:font-size-complex="12pt"/>
    </style:style>
    <style:style style:name="P7" style:family="paragraph" style:parent-style-name="Standard">
      <style:paragraph-properties fo:line-height="0.139in" fo:orphans="2" fo:widows="2"/>
      <style:text-properties fo:font-size="12pt" style:font-size-asian="12pt" style:font-size-complex="12pt"/>
    </style:style>
    <style:style style:name="P8" style:family="paragraph" style:parent-style-name="Standard">
      <style:paragraph-properties fo:line-height="0.139in" fo:orphans="2" fo:widows="2"/>
    </style:style>
    <style:style style:name="P9" style:family="paragraph" style:parent-style-name="Standard">
      <style:paragraph-properties fo:line-height="0.139in" fo:orphans="2" fo:widows="2"/>
      <style:text-properties style:font-name="Courier New" fo:font-size="10pt" fo:font-style="italic" style:font-size-asian="10pt" style:font-style-asian="italic" style:font-name-complex="Courier New1" style:font-size-complex="10pt" style:font-style-complex="italic"/>
    </style:style>
    <style:style style:name="P10" style:family="paragraph" style:parent-style-name="Standard">
      <style:paragraph-properties fo:line-height="0.139in" fo:orphans="2" fo:widows="2"/>
      <style:text-properties style:font-name="Courier New" fo:font-size="10pt" fo:font-style="italic" fo:font-weight="bold" style:font-size-asian="10pt" style:font-style-asian="italic" style:font-weight-asian="bold" style:font-name-complex="Courier New1" style:font-size-complex="10pt" style:font-style-complex="italic" style:font-weight-complex="bold" text:display="none"/>
    </style:style>
    <style:style style:name="P11" style:family="paragraph" style:parent-style-name="Standard">
      <style:paragraph-properties fo:line-height="0.139in" fo:orphans="2" fo:widows="2"/>
      <style:text-properties style:font-name="Courier New" fo:font-size="10pt" fo:font-style="italic" fo:font-weight="bold" style:font-size-asian="10pt" style:font-style-asian="italic" style:font-weight-asian="bold" style:font-name-complex="Courier New1" style:font-size-complex="10pt" style:font-style-complex="italic" style:font-weight-complex="bold"/>
    </style:style>
    <style:style style:name="P12" style:family="paragraph" style:parent-style-name="Standard">
      <style:paragraph-properties fo:line-height="0.139in" fo:orphans="2" fo:widows="2"/>
      <style:text-properties style:text-position="58% 100%" style:font-name="Courier New" fo:font-size="8pt" fo:font-style="italic" style:font-size-asian="8pt" style:font-style-asian="italic" style:font-name-complex="Courier New1" style:font-size-complex="8pt" style:font-style-complex="italic"/>
    </style:style>
    <style:style style:name="P13" style:family="paragraph" style:parent-style-name="Standard">
      <style:paragraph-properties fo:line-height="0.139in" fo:orphans="2" fo:widows="2"/>
      <style:text-properties style:text-position="58% 100%" style:font-name="Courier New" fo:font-size="10pt" style:font-size-asian="10pt" style:font-name-complex="Courier New1" style:font-size-complex="10pt"/>
    </style:style>
    <style:style style:name="P14" style:family="paragraph" style:parent-style-name="Standard">
      <style:paragraph-properties fo:margin-top="0in" fo:margin-bottom="1in" style:line-height-at-least="0.139in" fo:orphans="2" fo:widows="2"/>
    </style:style>
    <style:style style:name="P15" style:family="paragraph" style:parent-style-name="Standard">
      <style:paragraph-properties fo:margin-top="0.1665in" fo:margin-bottom="0in" style:line-height-at-least="0.139in" fo:orphans="2" fo:widows="2" fo:keep-with-next="always"/>
    </style:style>
    <style:style style:name="P16" style:family="paragraph" style:parent-style-name="Textformatvorlage">
      <style:paragraph-properties fo:margin-top="0.1665in" fo:margin-bottom="0.0835in" style:line-height-at-least="0.1665in" fo:orphans="2" fo:widows="2" fo:break-before="page"/>
    </style:style>
    <style:style style:name="P17" style:family="paragraph" style:parent-style-name="Textformatvorlage">
      <style:paragraph-properties fo:margin-left="0.0835in" fo:margin-right="0.0835in" fo:margin-top="0.0555in" fo:margin-bottom="0.028in" style:line-height-at-least="0.1665in" fo:orphans="2" fo:widows="2" fo:text-indent="0in" style:auto-text-indent="false"/>
      <style:text-properties style:font-name="Courier New" fo:font-size="10pt" style:font-size-asian="10pt" style:font-name-complex="Courier New1" style:font-size-complex="10pt"/>
    </style:style>
    <style:style style:name="P18" style:family="paragraph" style:parent-style-name="Textformatvorlage">
      <style:paragraph-properties fo:margin-left="0.0835in" fo:margin-right="0.0835in" fo:margin-top="0.0555in" fo:margin-bottom="0.028in" style:line-height-at-least="0.1665in" fo:orphans="2" fo:widows="2" fo:text-indent="0in" style:auto-text-indent="false"/>
      <style:text-properties fo:font-size="10pt" style:font-size-asian="10pt" style:font-size-complex="10pt"/>
    </style:style>
    <style:style style:name="P19" style:family="paragraph" style:parent-style-name="Textformatvorlage">
      <style:paragraph-properties fo:margin-left="0.0835in" fo:margin-right="0.0835in" fo:margin-top="0.0555in" fo:margin-bottom="0.028in" style:line-height-at-least="0.1665in" fo:orphans="2" fo:widows="2" fo:text-indent="0in" style:auto-text-indent="false"/>
    </style:style>
    <style:style style:name="P20" style:family="paragraph" style:parent-style-name="Textformatvorlage">
      <style:paragraph-properties fo:margin-top="0.0835in" fo:margin-bottom="0.0835in" style:line-height-at-least="0.1665in" fo:orphans="2" fo:widows="2" fo:break-before="page"/>
    </style:style>
    <style:style style:name="P21" style:family="paragraph" style:parent-style-name="Textformatvorlage" style:master-page-name="">
      <style:paragraph-properties fo:margin-top="0.0835in" fo:margin-bottom="0.0835in" style:line-height-at-least="0.1665in" fo:orphans="2" fo:widows="2" style:page-number="auto" fo:break-before="auto" fo:break-after="auto"/>
    </style:style>
    <style:style style:name="P22" style:family="paragraph" style:parent-style-name="Textformatvorlage">
      <style:paragraph-properties fo:margin-top="0.0835in" fo:margin-bottom="0.0835in" style:line-height-at-least="0.1665in" fo:orphans="2" fo:widows="2"/>
    </style:style>
    <style:style style:name="P23" style:family="paragraph" style:parent-style-name="Textformatvorlage">
      <style:paragraph-properties fo:margin-top="0.0835in" fo:margin-bottom="0.0835in" style:line-height-at-least="0.1665in" fo:orphans="2" fo:widows="2"/>
      <style:text-properties fo:font-size="10pt" style:font-size-asian="10pt" style:font-size-complex="10pt"/>
    </style:style>
    <style:style style:name="P24" style:family="paragraph" style:parent-style-name="Textformatvorlage">
      <style:paragraph-properties fo:margin-top="0.0835in" fo:margin-bottom="0.0835in" style:line-height-at-least="0.1665in" fo:orphans="2" fo:widows="2"/>
      <style:text-properties style:font-name="Courier New" fo:font-size="10pt" fo:font-style="italic" style:font-size-asian="10pt" style:font-style-asian="italic" style:font-name-complex="Courier New1" style:font-size-complex="10pt" style:font-style-complex="italic"/>
    </style:style>
    <style:style style:name="P25" style:family="paragraph" style:parent-style-name="Text_20_body">
      <style:text-properties fo:font-size="10pt" style:font-size-asian="10pt" style:font-size-complex="10pt"/>
    </style:style>
    <style:style style:name="P26" style:family="paragraph" style:parent-style-name="Text_20_body">
      <style:text-properties style:font-name="Courier New" fo:font-size="10pt" fo:font-style="italic" style:font-size-asian="10pt" style:font-style-asian="italic" style:font-name-complex="Courier New1" style:font-size-complex="10pt" style:font-style-complex="italic"/>
    </style:style>
    <style:style style:name="P27" style:family="paragraph" style:parent-style-name="Heading1_20_Without_20_Numbering" style:master-page-name="Appendix">
      <style:paragraph-properties style:page-number="auto"/>
    </style:style>
    <style:style style:name="P28" style:family="paragraph">
      <style:paragraph-properties fo:text-align="center"/>
      <style:text-properties fo:font-size="18pt"/>
    </style:style>
    <style:style style:name="T1" style:family="text">
      <style:text-properties style:font-name="Courier New" fo:font-size="10pt" fo:font-style="italic" style:font-size-asian="10pt" style:font-style-asian="italic" style:font-name-complex="Courier New1" style:font-size-complex="10pt" style:font-style-complex="italic"/>
    </style:style>
    <style:style style:name="T2" style:family="text">
      <style:text-properties style:font-name="Courier New" fo:font-size="10pt" fo:font-style="italic" style:font-size-asian="10pt" style:font-style-asian="italic" style:font-name-complex="Courier New1" style:font-size-complex="10pt" style:font-style-complex="italic" text:display="none"/>
    </style:style>
    <style:style style:name="T3" style:family="text">
      <style:text-properties style:font-name="Courier New" fo:font-size="10pt" fo:font-style="italic" fo:font-weight="bold" style:font-size-asian="10pt" style:font-style-asian="italic" style:font-weight-asian="bold" style:font-name-complex="Courier New1" style:font-size-complex="10pt" style:font-style-complex="italic" style:font-weight-complex="bold"/>
    </style:style>
    <style:style style:name="T4" style:family="text">
      <style:text-properties style:font-name="Courier New" fo:font-size="10pt" style:font-size-asian="10pt" style:font-name-complex="Courier New1" style:font-size-complex="10pt"/>
    </style:style>
    <style:style style:name="T5" style:family="text">
      <style:text-properties style:font-name="Courier New" fo:font-size="10pt" fo:font-weight="bold" style:font-size-asian="10pt" style:font-weight-asian="bold" style:font-name-complex="Courier New1" style:font-size-complex="10pt" style:font-weight-complex="bold"/>
    </style:style>
    <style:style style:name="T6" style:family="text">
      <style:text-properties style:font-name="Courier New" fo:font-size="10pt" fo:font-weight="bold" style:font-size-asian="10pt" style:font-weight-asian="bold" style:font-name-complex="Courier New1" style:font-size-complex="10pt" style:font-weight-complex="bold" text:display="none"/>
    </style:style>
    <style:style style:name="T7" style:family="text">
      <style:text-properties style:font-name="Courier New" fo:font-style="italic" fo:font-weight="bold" style:font-style-asian="italic" style:font-weight-asian="bold" style:font-name-complex="Courier New1" style:font-style-complex="italic" style:font-weight-complex="bold"/>
    </style:style>
    <style:style style:name="T8" style:family="text">
      <style:text-properties style:text-position="-58% 100%" style:font-name="Courier New" fo:font-size="8pt" style:font-size-asian="8pt" style:font-name-complex="Courier New1" style:font-size-complex="8pt"/>
    </style:style>
    <style:style style:name="T9" style:family="text">
      <style:text-properties style:text-position="-58% 100%" style:font-name="Courier New" fo:font-size="8pt" style:font-size-asian="8pt" style:font-name-complex="Courier New1" style:font-size-complex="8pt" text:display="none"/>
    </style:style>
    <style:style style:name="T10" style:family="text">
      <style:text-properties style:text-position="-58% 100%" style:font-name="Courier New" fo:font-size="8pt" fo:font-style="italic" style:font-size-asian="8pt" style:font-style-asian="italic" style:font-name-complex="Courier New1" style:font-size-complex="8pt" style:font-style-complex="italic"/>
    </style:style>
    <style:style style:name="T11" style:family="text">
      <style:text-properties style:text-position="-58% 100%" style:font-name="Courier New" fo:font-style="italic" fo:font-weight="bold" style:font-style-asian="italic" style:font-weight-asian="bold" style:font-name-complex="Courier New1" style:font-style-complex="italic" style:font-weight-complex="bold"/>
    </style:style>
    <style:style style:name="T12" style:family="text">
      <style:text-properties fo:font-size="10pt" style:font-size-asian="10pt" style:font-size-complex="10pt"/>
    </style:style>
    <style:style style:name="T13" style:family="text">
      <style:text-properties fo:font-size="10pt" fo:font-style="italic" style:font-size-asian="10pt" style:font-style-asian="italic" style:font-size-complex="10pt" style:font-style-complex="italic"/>
    </style:style>
    <style:style style:name="T14" style:family="text">
      <style:text-properties style:text-position="58% 100%" style:font-name="Courier New" fo:font-size="8pt" style:font-size-asian="8pt" style:font-name-complex="Courier New1" style:font-size-complex="8pt"/>
    </style:style>
    <style:style style:name="T15" style:family="text">
      <style:text-properties style:text-position="58% 100%" fo:font-size="8pt" style:font-size-asian="8pt" style:font-size-complex="8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28" svg:width="6.4996in" svg:height="0.135in" svg:x="-2.3752in" svg:y="0in">
        <draw:image xlink:href="Pictures/20000007000025F9000000C9F0140E06.wmf" xlink:type="simple" xlink:show="embed" xlink:actuate="onLoad">
          <text:p/>
        </draw:image>
      </draw:frame>
      <draw:frame text:anchor-type="page" text:anchor-page-number="1" draw:z-index="2" draw:name="Picture 67"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3" draw:name="Picture 68"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4" draw:name="Picture 69"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5" draw:name="Picture 70"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6" draw:name="Picture 71"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7" draw:name="Picture 72"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8" draw:name="Picture 73"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9" draw:name="Picture 74"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10" draw:name="Picture 75"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11" draw:name="Picture 76"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12" draw:name="Picture 77"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13" draw:name="Picture 78" draw:style-name="gr2" draw:text-style-name="P28" svg:width="2.7913in" svg:height="0.135in" svg:x="-2.3752in" svg:y="0in">
        <draw:image xlink:href="Pictures/2000000700000FB5000000C94FDA4EAC.wmf" xlink:type="simple" xlink:show="embed" xlink:actuate="onLoad">
          <text:p/>
        </draw:image>
      </draw:frame>
      <draw:frame text:anchor-type="page" text:anchor-page-number="1" draw:z-index="14" draw:name="Picture 79" draw:style-name="gr2" draw:text-style-name="P28" svg:width="2.7913in" svg:height="0.135in" svg:x="-2.3752in" svg:y="0in">
        <draw:image xlink:href="Pictures/2000000700000FB5000000C94FDA4EAC.wmf" xlink:type="simple" xlink:show="embed" xlink:actuate="onLoad">
          <text:p/>
        </draw:image>
      </draw:frame>
      <text:list xml:id="list875521186771350465" text:style-name="Appendix_20_Numbering">
        <text:list-item>
          <text:p text:style-name="P27">JDOQL BNF</text:p>
        </text:list-item>
      </text:list>
      <text:p text:style-name="P14"><draw:frame draw:style-name="fr1" draw:name="graphics1" text:anchor-type="as-char" svg:width="6.5in" svg:height="0.1346in" draw:z-index="15"><draw:image xlink:href="Pictures/20000007000025F9000000C9F0140E06.wmf" xlink:type="simple" xlink:show="embed" xlink:actuate="onLoad"/></draw:frame></text:p>
      <text:list xml:id="list40535098" text:continue-numbering="true" text:style-name="Appendix_20_Numbering">
        <text:list-item>
          <text:list>
            <text:list-item>
              <text:h text:style-name="Appendix_20_Heading_20_2" text:outline-level="2">Grammar Notation</text:h>
            </text:list-item>
          </text:list>
        </text:list-item>
      </text:list>
      <text:p text:style-name="P3">The grammar notation is taken from the Java Language Specification, section 2.4 Grammar Notation.</text:p>
      <text:p text:style-name="P2">•<text:tab/>Terminal symbols are shown in bold fixed width font in the productions of the lexical and syntactic grammars, and throughout this specification whenever the text is directly referring to such a terminal symbol. These are to appear in a program exactly as written.</text:p>
      <text:p text:style-name="P1">•<text:tab/>Nonterminal symbols are shown in italic type. The definition of a nonterminal is introduced by the name of the nonterminal being defined followed by a colon. One or more alternative right-hand sides for the nonterminal then follow on succeeding lines.</text:p>
      <text:p text:style-name="P1">•<text:tab/>The subscripted suffix "opt", which may appear after a terminal or nonterminal, indicates an optional symbol. The alternative containing the optional symbol actually specifies two right-hand sides, one that omits the optional element and one that includes it.</text:p>
      <text:p text:style-name="P1">•<text:tab/>When the words "one of" follow the colon in a grammar definition, they signify that each of the terminal symbols on the following line or lines is an alternative definition.</text:p>
      <text:p text:style-name="P15"><draw:frame draw:style-name="fr1" draw:name="1" text:anchor-type="as-char" svg:width="2.7917in" svg:height="0.1346in" draw:z-index="1"><draw:image xlink:href="Pictures/2000000700000FB5000000C94FDA4EAC.wmf" xlink:type="simple" xlink:show="embed" xlink:actuate="onLoad"/></draw:frame></text:p>
      <text:list xml:id="list40537033" text:continue-numbering="true" text:style-name="Appendix_20_Numbering">
        <text:list-item>
          <text:list>
            <text:list-item>
              <text:h text:style-name="Appendix_20_Heading_20_2" text:outline-level="2">Single-String JDOQL</text:h>
            </text:list-item>
          </text:list>
        </text:list-item>
      </text:list>
      <text:p text:style-name="P4">This section describes the syntax of single-string JDOQL.</text:p>
      <text:p text:style-name="P21"><text:span text:style-name="T1">Select:<text:line-break/>     </text:span><text:span text:style-name="T3">select</text:span><text:span text:style-name="T1"> </text:span><text:span text:style-name="T3">unique</text:span><text:span text:style-name="T10">opt</text:span><text:span text:style-name="T1"> ResultClause</text:span><text:span text:style-name="T10">opt</text:span><text:span text:style-name="T1"> IntoClause</text:span><text:span text:style-name="T10">opt</text:span></text:p>
      <text:p text:style-name="P22"><text:span text:style-name="T1">IntoClause:<text:line-break/>     </text:span><text:span text:style-name="T3">into</text:span><text:span text:style-name="T1"> ResultClassName</text:span></text:p>
      <text:p text:style-name="P22"><text:span text:style-name="T1">From:<text:line-break/>     </text:span><text:span text:style-name="T3">from</text:span><text:span text:style-name="T1"> CandidateClassName ExcludeClause</text:span><text:span text:style-name="T10">opt</text:span></text:p>
      <text:p text:style-name="P22"><text:span text:style-name="T1">ExcludeClause:<text:line-break/>     </text:span><text:span text:style-name="T3">exclude</text:span><text:span text:style-name="T1"> </text:span><text:span text:style-name="T3">subclasses</text:span></text:p>
      <text:p text:style-name="P22"><text:span text:style-name="T1">Where:<text:line-break/>     </text:span><text:span text:style-name="T3">where</text:span><text:span text:style-name="T1"> Expression</text:span></text:p>
      <text:p text:style-name="P22"><text:span text:style-name="T1">Decls:<text:line-break/>     Variables</text:span><text:span text:style-name="T10">opt</text:span><text:span text:style-name="T1"> Parameters</text:span><text:span text:style-name="T10">opt</text:span><text:span text:style-name="T1"> Imports</text:span><text:span text:style-name="T10">opt</text:span></text:p>
      <text:p text:style-name="P22"><text:soft-page-break/><text:span text:style-name="T1">Variables:<text:line-break/>     </text:span><text:span text:style-name="T3">variables</text:span><text:span text:style-name="T1"> VariableList</text:span></text:p>
      <text:p text:style-name="P22"><text:span text:style-name="T1">Parameters:<text:line-break/>     </text:span><text:span text:style-name="T3">parameters</text:span><text:span text:style-name="T1"> ParameterList</text:span></text:p>
      <text:p text:style-name="P24">Imports:<text:line-break/>     ImportList</text:p>
      <text:p text:style-name="P22"><text:span text:style-name="T1">Grouping:<text:line-break/>     </text:span><text:span text:style-name="T3">group</text:span><text:span text:style-name="T1"> </text:span><text:span text:style-name="T3">by</text:span><text:span text:style-name="T1"> GroupingClause</text:span></text:p>
      <text:p text:style-name="P22"><text:span text:style-name="T1">Ordering:<text:line-break/>     </text:span><text:span text:style-name="T3">order</text:span><text:span text:style-name="T1"> </text:span><text:span text:style-name="T3">by</text:span><text:span text:style-name="T1"> OrderingClause</text:span></text:p>
      <text:p text:style-name="P22"><text:span text:style-name="T1">Range:<text:line-break/>     </text:span><text:span text:style-name="T3">range</text:span><text:span text:style-name="T1"> Expression </text:span><text:span text:style-name="T3">,</text:span><text:span text:style-name="T1"> Expression</text:span></text:p>
      <text:p text:style-name="P15"><draw:frame draw:style-name="fr1" draw:name="2" text:anchor-type="as-char" svg:width="2.7917in" svg:height="0.1346in" draw:z-index="0"><draw:image xlink:href="Pictures/2000000700000FB5000000C94FDA4EAC.wmf" xlink:type="simple" xlink:show="embed" xlink:actuate="onLoad"/></draw:frame></text:p>
      <text:list xml:id="list40510571" text:continue-numbering="true" text:style-name="Appendix_20_Numbering">
        <text:list-item>
          <text:list>
            <text:list-item>
              <text:h text:style-name="Appendix_20_Heading_20_2" text:outline-level="2">Filter Specification</text:h>
            </text:list-item>
          </text:list>
        </text:list-item>
      </text:list>
      <text:p text:style-name="P23"><text:span text:style-name="T7">SingleStringJDOQL:<text:line-break/>     Select From</text:span><text:span text:style-name="T11">opt</text:span><text:span text:style-name="T7"> Where</text:span><text:span text:style-name="T11">opt</text:span><text:span text:style-name="T7"> Decls Grouping</text:span><text:span text:style-name="T11">opt</text:span><text:span text:style-name="T7"> Ordering</text:span><text:span text:style-name="T11">opt</text:span><text:span text:style-name="T7"> Range</text:span><text:span text:style-name="T11">opt</text:span></text:p>
      <text:p text:style-name="Text_20_body">This section describes the syntax of the setFilter argument. </text:p>
      <text:p text:style-name="P23"/>
      <text:p text:style-name="P25">Basically, the query filter expression is a Java boolean expression, where some of the Java operators are not permitted. Specifically, pre- and post- increment and decrement (++ and - -), shift (&gt;&gt; and &lt;&lt;) and assignment expressions (+=, -=, etc.) are not permitted.</text:p>
      <text:p text:style-name="Text_20_body"><text:span text:style-name="T12">The Nonterminal </text:span><text:span text:style-name="T1">InfixOp</text:span><text:span text:style-name="T12"> lists the valid operators for binary expressions in decreasing precedence. Operators one the same line have the same precedence. As in Java operators require operands of appropriate types. See the Java Language Specification for more information. </text:span></text:p>
      <text:p text:style-name="Text_20_body"><text:span text:style-name="T12">Please note, the grammar allows arbitrary method calls (see </text:span><text:span text:style-name="T1">MethodInvocation</text:span><text:span text:style-name="T12">), where JDO only permits the following methods: </text:span></text:p>
      <text:p text:style-name="P5"> </text:p>
      <text:p text:style-name="P6"> </text:p>
      <table:table table:name="Table1" table:style-name="Table1">
        <table:table-column table:style-name="Table1.A"/>
        <table:table-column table:style-name="Table1.B"/>
        <table:table-row table:style-name="Table1.1">
          <table:table-cell table:style-name="Table1.A1" office:value-type="string">
            <text:p text:style-name="P18">Collection methods</text:p>
          </table:table-cell>
          <table:table-cell table:style-name="Table1.A1" office:value-type="string">
            <text:p text:style-name="P19"><text:span text:style-name="T4">contains(Object)</text:span><text:span text:style-name="T12">, </text:span><text:span text:style-name="T4">isEmpty(), size()</text:span></text:p>
          </table:table-cell>
        </table:table-row>
        <table:table-row table:style-name="Table1.1">
          <table:table-cell table:style-name="Table1.A1" office:value-type="string">
            <text:p text:style-name="P18">Map methods</text:p>
          </table:table-cell>
          <table:table-cell table:style-name="Table1.A1" office:value-type="string">
            <text:p text:style-name="P19"><text:span text:style-name="T4">containsKey(Object)</text:span><text:span text:style-name="T12">, </text:span><text:span text:style-name="T4">containsValue(Object)</text:span><text:span text:style-name="T12">, </text:span><text:span text:style-name="T4">isEmpty(), size(), get()</text:span></text:p>
          </table:table-cell>
        </table:table-row>
        <table:table-row table:style-name="Table1.1">
          <table:table-cell table:style-name="Table1.A1" office:value-type="string">
            <text:p text:style-name="P18">String methods</text:p>
          </table:table-cell>
          <table:table-cell table:style-name="Table1.A1" office:value-type="string">
            <text:p text:style-name="P19"><text:span text:style-name="T4">startsWith(String)</text:span><text:span text:style-name="T12">, </text:span><text:span text:style-name="T4">endsWith(String)</text:span><text:span text:style-name="T12">, </text:span><text:span text:style-name="T4">matches(String)</text:span><text:span text:style-name="T12">, <text:line-break/></text:span><text:span text:style-name="T4">toLowerCase()</text:span><text:span text:style-name="T12">, </text:span><text:span text:style-name="T4">toUpperCase()</text:span><text:span text:style-name="T12">,<text:line-break/></text:span><text:span text:style-name="T4">indexOf(String)</text:span><text:span text:style-name="T12">, </text:span><text:span text:style-name="T4">indexOf(String, int)</text:span><text:span text:style-name="T12">,<text:line-break/></text:span><text:span text:style-name="T4">substring(int)</text:span><text:span text:style-name="T12">, </text:span><text:span text:style-name="T4">substring(int, int)</text:span></text:p>
          </table:table-cell>
        </table:table-row>
        <table:table-row table:style-name="Table1.1">
          <table:table-cell table:style-name="Table1.A1" office:value-type="string">
            <text:p text:style-name="P18">Math methods</text:p>
          </table:table-cell>
          <table:table-cell table:style-name="Table1.A1" office:value-type="string">
            <text:p text:style-name="P19"><text:span text:style-name="T4">Math.abs(numeric)</text:span><text:span text:style-name="T12">, </text:span><text:span text:style-name="T4">Math.sqrt(numeric)</text:span></text:p>
          </table:table-cell>
        </table:table-row>
        <table:table-row table:style-name="Table1.1">
          <table:table-cell table:style-name="Table1.A1" office:value-type="string">
            <text:p text:style-name="P18">JDOHelper methods</text:p>
          </table:table-cell>
          <table:table-cell table:style-name="Table1.A1" office:value-type="string">
            <text:p text:style-name="P17">getObjectId(Object)</text:p>
          </table:table-cell>
        </table:table-row>
      </table:table>
      <text:p text:style-name="P7"> </text:p>
      <text:p text:style-name="P8"><text:span text:style-name="T1">Expression</text:span><text:span text:style-name="T4">:<text:line-break/>     </text:span><text:span text:style-name="T1">UnaryExpression<text:line-break/></text:span><text:span text:style-name="T4">     </text:span><text:span text:style-name="T1">Expression InfixOp UnaryExpression</text:span></text:p>
      <text:p text:style-name="P9"/>
      <text:p text:style-name="P8"><text:bookmark text:name="R10InfixOpT"/><text:bookmark text:name="R10InfixOp"/><text:span text:style-name="T1">InfixOp</text:span><text:span text:style-name="T4">: </text:span><text:span text:style-name="T1">one of<text:line-break/></text:span><text:span text:style-name="T4">     </text:span><text:span text:style-name="T5">* / %<text:line-break/>     + - <text:line-break/>     &gt; &gt;= &lt; &lt;= instanceof<text:line-break/>     == !=<text:line-break/>     &amp;<text:line-break/>     |<text:line-break/>     &amp;&amp;<text:line-break/>     ||</text:span><text:span text:style-name="T6">348</text:span></text:p>
      <text:p text:style-name="P10"/>
      <text:p text:style-name="P8"><text:span text:style-name="T1">UnaryExpression</text:span><text:span text:style-name="T4">:<text:line-break/>     </text:span><text:span text:style-name="T1">PrefixOp</text:span><text:span text:style-name="T4"> </text:span><text:span text:style-name="T1">UnaryExpression<text:line-break/></text:span><text:span text:style-name="T4">     </text:span><text:span text:style-name="T5">(</text:span><text:span text:style-name="T1"> Type</text:span><text:span text:style-name="T4"> </text:span><text:span text:style-name="T5">)</text:span><text:span text:style-name="T4"> </text:span><text:span text:style-name="T1">UnaryExpression<text:line-break/></text:span><text:span text:style-name="T4">     </text:span><text:span text:style-name="T1">Primary</text:span></text:p>
      <text:p text:style-name="P9"/>
      <text:p text:style-name="P8"><text:span text:style-name="T1">PrefixOp</text:span><text:span text:style-name="T4">: </text:span><text:span text:style-name="T1">one of<text:line-break/></text:span><text:span text:style-name="T4">     </text:span><text:span text:style-name="T5">+ - ~ !</text:span></text:p>
      <text:p text:style-name="P11"/>
      <text:p text:style-name="P8"><text:span text:style-name="T1">Primary</text:span><text:span text:style-name="T4">:<text:line-break/>     </text:span><text:span text:style-name="T1">Literal<text:line-break/></text:span><text:span text:style-name="T4">     </text:span><text:span text:style-name="T1">VariableName<text:line-break/></text:span><text:span text:style-name="T4">     </text:span><text:span text:style-name="T1">ParameterName<text:line-break/></text:span><text:span text:style-name="T4">     </text:span><text:span text:style-name="T5">this<text:line-break/></text:span><text:span text:style-name="T4">     </text:span><text:span text:style-name="T1">FieldAccess<text:line-break/></text:span><text:span text:style-name="T4">     </text:span><text:span text:style-name="T1">MethodInvocation<text:line-break/></text:span><text:span text:style-name="T4">     </text:span><text:span text:style-name="T1">ClassOrInterfaceName<text:line-break/></text:span><text:span text:style-name="T4">     </text:span><text:span text:style-name="T5">(</text:span><text:span text:style-name="T4"> </text:span><text:span text:style-name="T1">Expression</text:span><text:span text:style-name="T4"> </text:span><text:span text:style-name="T5">)<text:line-break/></text:span><text:span text:style-name="T4">     </text:span><text:span text:style-name="T5">(</text:span><text:span text:style-name="T4"> </text:span><text:span text:style-name="T1">Subquery</text:span><text:span text:style-name="T4"> </text:span><text:span text:style-name="T5">)<text:line-break/></text:span><text:span text:style-name="T4">     </text:span><text:span text:style-name="T1">AggregateExpression </text:span><text:span text:style-name="T14">1</text:span></text:p>
      <text:p text:style-name="P12"/>
      <text:p text:style-name="P8"><text:span text:style-name="T1">FieldAccess</text:span><text:span text:style-name="T4">:<text:line-break/>     </text:span><text:span text:style-name="T1">FieldName<text:line-break/></text:span><text:span text:style-name="T4">     </text:span><text:span text:style-name="T1">Primary</text:span><text:span text:style-name="T4"> </text:span><text:span text:style-name="T5">.</text:span><text:span text:style-name="T4"> </text:span><text:span text:style-name="T1">FieldName</text:span></text:p>
      <text:p text:style-name="P9"/>
      <text:p text:style-name="P8"><text:bookmark text:name="R10MethodInvocationT"/><text:bookmark text:name="R10MethodInvocation"/><text:span text:style-name="T1">MethodInvocation</text:span><text:span text:style-name="T4">:<text:line-break/>     </text:span><text:span text:style-name="T1">Primary</text:span><text:span text:style-name="T4"> </text:span><text:span text:style-name="T5">.</text:span><text:span text:style-name="T4"> </text:span><text:span text:style-name="T1">MethodName</text:span><text:span text:style-name="T4"> </text:span><text:span text:style-name="T5">(</text:span><text:span text:style-name="T4"> </text:span><text:span text:style-name="T1">ArgumentList</text:span><text:span text:style-name="T8">opt</text:span><text:span text:style-name="T4"> </text:span><text:span text:style-name="T5">)</text:span><text:span text:style-name="T6">348</text:span></text:p>
      <text:p text:style-name="P10"/>
      <text:p text:style-name="P8"><text:soft-page-break/><text:span text:style-name="T1">ArgumentList</text:span><text:span text:style-name="T4">:<text:line-break/>     </text:span><text:span text:style-name="T1">Expression<text:line-break/></text:span><text:span text:style-name="T4">     </text:span><text:span text:style-name="T1">ArgumentList</text:span><text:span text:style-name="T4"> </text:span><text:span text:style-name="T5">,</text:span><text:span text:style-name="T4"> </text:span><text:span text:style-name="T1">Expression</text:span></text:p>
      <text:p text:style-name="P9"/>
      <text:p text:style-name="P8"><text:bookmark text:name="R10AggregateExpressionT"/><text:bookmark text:name="R10AggregateExpression"/><text:span text:style-name="T1">AggregateExpression</text:span><text:span text:style-name="T4">:<text:line-break/>     </text:span><text:span text:style-name="T5">count</text:span><text:span text:style-name="T4"> </text:span><text:span text:style-name="T5">(</text:span><text:span text:style-name="T4"> </text:span><text:span text:style-name="T5">distinct</text:span><text:span text:style-name="T8">opt </text:span><text:span text:style-name="T1">CountArgument</text:span><text:span text:style-name="T4"> </text:span><text:span text:style-name="T5">)<text:line-break/></text:span><text:span text:style-name="T4">     </text:span><text:span text:style-name="T5">sum</text:span><text:span text:style-name="T4"> </text:span><text:span text:style-name="T5">(</text:span><text:span text:style-name="T4"> </text:span><text:span text:style-name="T5">distinct</text:span><text:span text:style-name="T8">opt </text:span><text:span text:style-name="T1">Expression</text:span><text:span text:style-name="T4"> </text:span><text:span text:style-name="T5">)<text:line-break/></text:span><text:span text:style-name="T4">     </text:span><text:span text:style-name="T5">min</text:span><text:span text:style-name="T4"> </text:span><text:span text:style-name="T5">(</text:span><text:span text:style-name="T4"> </text:span><text:span text:style-name="T1">Expression</text:span><text:span text:style-name="T4"> </text:span><text:span text:style-name="T5">)<text:line-break/></text:span><text:span text:style-name="T4">     </text:span><text:span text:style-name="T5">max</text:span><text:span text:style-name="T4"> </text:span><text:span text:style-name="T5">(</text:span><text:span text:style-name="T4"> </text:span><text:span text:style-name="T1">Expression</text:span><text:span text:style-name="T4"> </text:span><text:span text:style-name="T5">)<text:line-break/></text:span><text:span text:style-name="T4">     </text:span><text:span text:style-name="T5">avg</text:span><text:span text:style-name="T4"> </text:span><text:span text:style-name="T5">(</text:span><text:span text:style-name="T4"> </text:span><text:span text:style-name="T5">distinct</text:span><text:span text:style-name="T8">opt </text:span><text:span text:style-name="T1">Expression</text:span><text:span text:style-name="T4"> </text:span><text:span text:style-name="T5">)</text:span><text:span text:style-name="T6">348</text:span></text:p>
      <text:p text:style-name="P10"/>
      <text:p text:style-name="P8"><text:span text:style-name="T1">CountArgument</text:span><text:span text:style-name="T4">:<text:line-break/>     </text:span><text:span text:style-name="T5">this<text:line-break/></text:span><text:span text:style-name="T4">     FieldAccess<text:line-break/>     VariableName</text:span></text:p>
      <text:p text:style-name="P13"/>
      <text:p text:style-name="Text_20_body"><text:span text:style-name="T15">1</text:span><text:span text:style-name="T12"> Please note, an </text:span><text:span text:style-name="T1">AggregateExpression</text:span><text:span text:style-name="T12"> is only allowed as part of a result specification or a having specification. </text:span></text:p>
      <text:p text:style-name="P15"><draw:frame draw:style-name="fr1" draw:name="3" text:anchor-type="as-char" svg:width="2.7917in" svg:height="0.1346in" draw:z-index="0"><draw:image xlink:href="Pictures/2000000700000FB5000000C94FDA4EAC.wmf" xlink:type="simple" xlink:show="embed" xlink:actuate="onLoad"/></draw:frame></text:p>
      <text:list xml:id="list40528531" text:continue-numbering="true" text:style-name="Appendix_20_Numbering">
        <text:list-item>
          <text:list>
            <text:list-item>
              <text:h text:style-name="Appendix_20_Heading_20_2" text:outline-level="2">Subqueries</text:h>
            </text:list-item>
          </text:list>
        </text:list-item>
      </text:list>
      <text:p text:style-name="P25">This section describes the syntax of subqueries in JDOQL. </text:p>
      <text:p text:style-name="Text_20_body"><text:span text:style-name="T1">Subquery</text:span><text:span text:style-name="T4">:<text:line-break/>     </text:span><text:span text:style-name="T1">SubquerySelect</text:span><text:span text:style-name="T4"> </text:span><text:span text:style-name="T1">SubqueryFrom</text:span><text:span text:style-name="T4"> </text:span><text:span text:style-name="T1">Where</text:span><text:span text:style-name="T8">opt</text:span><text:span text:style-name="T4"> </text:span><text:span text:style-name="T1">Decls</text:span></text:p>
      <text:p text:style-name="Text_20_body"><text:span text:style-name="T1">SubquerySelect:<text:line-break/>     </text:span><text:span text:style-name="T3">select</text:span><text:span text:style-name="T1"> SubqueryResultClause</text:span></text:p>
      <text:p text:style-name="Text_20_body"><text:span text:style-name="T1">SubqueryResultClause</text:span><text:span text:style-name="T4">:<text:line-break/>     </text:span><text:span text:style-name="T5">distinct</text:span><text:span text:style-name="T8">opt</text:span><text:span text:style-name="T1"> Expression</text:span><text:span text:style-name="T4"> </text:span><text:span text:style-name="T5">,</text:span><text:span text:style-name="T8">opt</text:span></text:p>
      <text:p text:style-name="Text_20_body"><text:span text:style-name="T1">SubqueryFrom:<text:line-break/>     </text:span><text:span text:style-name="T3">from</text:span><text:span text:style-name="T1"> CandidateClassName Alias</text:span><text:span text:style-name="T10">opt</text:span><text:span text:style-name="T1"> ExcludeClause</text:span><text:span text:style-name="T10">opt<text:line-break/></text:span><text:span text:style-name="T3"> <text:s text:c="4"/>from</text:span><text:span text:style-name="T1"> FieldAccess Alias</text:span><text:span text:style-name="T10">opt</text:span></text:p>
      <text:p text:style-name="Text_20_body"><text:span text:style-name="T1">Alias</text:span><text:span text:style-name="T4">:<text:line-break/>     </text:span><text:span text:style-name="T5">as</text:span><text:span text:style-name="T8">opt</text:span><text:span text:style-name="T1"> Identifier</text:span></text:p>
      <text:p text:style-name="P15"><draw:frame draw:style-name="fr1" draw:name="4" text:anchor-type="as-char" svg:width="2.7917in" svg:height="0.1346in" draw:z-index="0"><draw:image xlink:href="Pictures/2000000700000FB5000000C94FDA4EAC.wmf" xlink:type="simple" xlink:show="embed" xlink:actuate="onLoad"/></draw:frame></text:p>
      <text:list xml:id="list40521289" text:continue-numbering="true" text:style-name="Appendix_20_Numbering">
        <text:list-item>
          <text:list>
            <text:list-item>
              <text:h text:style-name="Appendix_20_Heading_20_2" text:outline-level="2">Parameter Declaration</text:h>
            </text:list-item>
          </text:list>
        </text:list-item>
      </text:list>
      <text:p text:style-name="Text_20_body">This section describes the syntax of the declareParameters argument. </text:p>
      <text:p text:style-name="Text_20_body"><text:span text:style-name="T1">ParameterList</text:span><text:span text:style-name="T4">:<text:line-break/>     </text:span><text:span text:style-name="T1">Parameters</text:span><text:span text:style-name="T4"> </text:span><text:span text:style-name="T5">,</text:span><text:span text:style-name="T8">opt</text:span></text:p>
      <text:p text:style-name="Text_20_body"><text:span text:style-name="T1">ParameterDecls</text:span><text:span text:style-name="T4">:<text:line-break/>     </text:span><text:span text:style-name="T1">ParameterDecl<text:line-break/></text:span><text:span text:style-name="T4">     </text:span><text:span text:style-name="T1">ParameterDecls</text:span><text:span text:style-name="T4"> </text:span><text:span text:style-name="T5">,</text:span><text:span text:style-name="T4"> </text:span><text:span text:style-name="T1">ParameterDecl</text:span></text:p>
      <text:p text:style-name="Text_20_body"><text:span text:style-name="T1">ParameterDecl</text:span><text:span text:style-name="T4">:</text:span></text:p>
      <text:p text:style-name="Text_20_body"><text:soft-page-break/><text:span text:style-name="T4">     </text:span><text:span text:style-name="T1">Type</text:span><text:span text:style-name="T4"> </text:span><text:span text:style-name="T1">ParameterName</text:span></text:p>
      <text:p text:style-name="Text_20_body"><text:span text:style-name="T12">Please note, as a usability feature </text:span><text:span text:style-name="T13">ParameterList</text:span><text:span text:style-name="T12"> supports an optional trailing comma (in addition to what the Java syntax allows in a parameter declaration). </text:span></text:p>
      <text:p text:style-name="P15"><draw:frame draw:style-name="fr1" draw:name="5" text:anchor-type="as-char" svg:width="2.7917in" svg:height="0.1346in" draw:z-index="0"><draw:image xlink:href="Pictures/2000000700000FB5000000C94FDA4EAC.wmf" xlink:type="simple" xlink:show="embed" xlink:actuate="onLoad"/></draw:frame></text:p>
      <text:list xml:id="list40537642" text:continue-numbering="true" text:style-name="Appendix_20_Numbering">
        <text:list-item>
          <text:list>
            <text:list-item>
              <text:h text:style-name="Appendix_20_Heading_20_2" text:outline-level="2">Variable Declaration</text:h>
            </text:list-item>
          </text:list>
        </text:list-item>
      </text:list>
      <text:p text:style-name="P25">This section describes the syntax of the declareVariables argument. </text:p>
      <text:p text:style-name="Text_20_body"><text:span text:style-name="T1">VariableList</text:span><text:span text:style-name="T4">:<text:line-break/>     </text:span><text:span text:style-name="T1">VariableDecls</text:span><text:span text:style-name="T4"> </text:span><text:span text:style-name="T5">;</text:span><text:span text:style-name="T8">opt</text:span></text:p>
      <text:p text:style-name="Text_20_body"><text:span text:style-name="T1">VariableDecls</text:span><text:span text:style-name="T4">:<text:line-break/>     </text:span><text:span text:style-name="T1">VariableDecl<text:line-break/></text:span><text:span text:style-name="T4">     </text:span><text:span text:style-name="T1">VariableDecls</text:span><text:span text:style-name="T4"> </text:span><text:span text:style-name="T5">;</text:span><text:span text:style-name="T4"> </text:span><text:span text:style-name="T1">VariableDecl</text:span></text:p>
      <text:p text:style-name="Text_20_body"><text:span text:style-name="T1">VariableDecl</text:span><text:span text:style-name="T4">:<text:line-break/>     </text:span><text:span text:style-name="T1">Type</text:span><text:span text:style-name="T4"> </text:span><text:span text:style-name="T1">ParameterName</text:span></text:p>
      <text:p text:style-name="Text_20_body"><text:span text:style-name="T12">Please note, as a usability feature </text:span><text:span text:style-name="T1">VariableList</text:span><text:span text:style-name="T12"> defines the trailing semicolon as optional (in addition to what the Java syntax allows in a variable declaration). </text:span></text:p>
      <text:p text:style-name="P15"><draw:frame draw:style-name="fr1" draw:name="6" text:anchor-type="as-char" svg:width="2.7917in" svg:height="0.1346in" draw:z-index="0"><draw:image xlink:href="Pictures/2000000700000FB5000000C94FDA4EAC.wmf" xlink:type="simple" xlink:show="embed" xlink:actuate="onLoad"/></draw:frame></text:p>
      <text:list xml:id="list40510776" text:continue-numbering="true" text:style-name="Appendix_20_Numbering">
        <text:list-item>
          <text:list>
            <text:list-item>
              <text:h text:style-name="Appendix_20_Heading_20_2" text:outline-level="2">Import Declaration</text:h>
            </text:list-item>
          </text:list>
        </text:list-item>
      </text:list>
      <text:p text:style-name="P25">This section describes the syntax of the declareImports argument. </text:p>
      <text:p text:style-name="Text_20_body"><text:span text:style-name="T1">ImportList</text:span><text:span text:style-name="T4">:<text:line-break/>     </text:span><text:span text:style-name="T1">ImportDecls</text:span><text:span text:style-name="T4"> </text:span><text:span text:style-name="T5">;</text:span><text:span text:style-name="T8">opt</text:span></text:p>
      <text:p text:style-name="Text_20_body"><text:span text:style-name="T1">ImportDecls</text:span><text:span text:style-name="T4">:<text:line-break/>     </text:span><text:span text:style-name="T1">ImportDecl<text:line-break/></text:span><text:span text:style-name="T4">     </text:span><text:span text:style-name="T1">ImportDecls</text:span><text:span text:style-name="T4"> </text:span><text:span text:style-name="T5">;</text:span><text:span text:style-name="T4"> </text:span><text:span text:style-name="T1">ImportDecl</text:span></text:p>
      <text:p text:style-name="Text_20_body"><text:span text:style-name="T1">ImportDecl</text:span><text:span text:style-name="T4">:<text:line-break/>     </text:span><text:span text:style-name="T5">import</text:span><text:span text:style-name="T4"> </text:span><text:span text:style-name="T1">QualifiedIdentifier<text:line-break/></text:span><text:span text:style-name="T4">     </text:span><text:span text:style-name="T5">import</text:span><text:span text:style-name="T4"> </text:span><text:span text:style-name="T1">QualifiedIdentifier</text:span><text:span text:style-name="T4"> </text:span><text:span text:style-name="T5">.</text:span><text:span text:style-name="T4"> </text:span><text:span text:style-name="T5">*</text:span></text:p>
      <text:p text:style-name="Text_20_body"><text:span text:style-name="T12">Please note, as a usability feature </text:span><text:span text:style-name="T1">ImportList</text:span><text:span text:style-name="T12"> defines the trailing semicolon as optional (in addition to what the Java syntax allows in an import statement). </text:span></text:p>
      <text:p text:style-name="P15"><draw:frame draw:style-name="fr1" draw:name="7" text:anchor-type="as-char" svg:width="2.7917in" svg:height="0.1346in" draw:z-index="0"><draw:image xlink:href="Pictures/2000000700000FB5000000C94FDA4EAC.wmf" xlink:type="simple" xlink:show="embed" xlink:actuate="onLoad"/></draw:frame></text:p>
      <text:list xml:id="list40523009" text:continue-numbering="true" text:style-name="Appendix_20_Numbering">
        <text:list-item>
          <text:list>
            <text:list-item>
              <text:h text:style-name="Appendix_20_Heading_20_2" text:outline-level="2">Ordering Specification</text:h>
            </text:list-item>
          </text:list>
        </text:list-item>
      </text:list>
      <text:p text:style-name="P25">This section describes the syntax of the setOrdering argument. </text:p>
      <text:p text:style-name="Text_20_body"><text:span text:style-name="T1">OrderingClause</text:span><text:span text:style-name="T4">:<text:line-break/>     </text:span><text:span text:style-name="T1">OrderingSpecs</text:span><text:span text:style-name="T4"> </text:span><text:span text:style-name="T5">,</text:span><text:span text:style-name="T8">opt</text:span></text:p>
      <text:p text:style-name="Text_20_body"><text:span text:style-name="T1">OrderingSpecs</text:span><text:span text:style-name="T4">:<text:line-break/></text:span><text:soft-page-break/><text:span text:style-name="T4">     </text:span><text:span text:style-name="T1">OrderingSpec<text:line-break/></text:span><text:span text:style-name="T4">     </text:span><text:span text:style-name="T1">OrderingSpecs</text:span><text:span text:style-name="T4"> </text:span><text:span text:style-name="T5">,</text:span><text:span text:style-name="T4"> </text:span><text:span text:style-name="T1">OrderingSpec</text:span></text:p>
      <text:p text:style-name="Text_20_body"><text:span text:style-name="T1">OrderingSpec</text:span><text:span text:style-name="T4">:<text:line-break/>     </text:span><text:span text:style-name="T1">Expression</text:span><text:span text:style-name="T4"> </text:span><text:span text:style-name="T1">Ascending<text:line-break/></text:span><text:span text:style-name="T4">     </text:span><text:span text:style-name="T1">Expression</text:span><text:span text:style-name="T4"> </text:span><text:span text:style-name="T1">Descending</text:span></text:p>
      <text:p text:style-name="Text_20_body"><text:span text:style-name="T1">Ascending</text:span><text:span text:style-name="T4">: one of<text:line-break/>     </text:span><text:span text:style-name="T5">asc ascending</text:span></text:p>
      <text:p text:style-name="Text_20_body"><text:span text:style-name="T1">Descending</text:span><text:span text:style-name="T4">: one of<text:line-break/>     </text:span><text:span text:style-name="T5">desc</text:span><text:span text:style-name="T4"> </text:span><text:span text:style-name="T5">descending</text:span></text:p>
      <text:p text:style-name="Text_20_body"><text:span text:style-name="T12">Please note, as a usability feature </text:span><text:span text:style-name="T1">OrderingClause</text:span><text:span text:style-name="T12"> supports an optional trailing comma.</text:span></text:p>
      <text:p text:style-name="P15"><draw:frame draw:style-name="fr1" draw:name="8" text:anchor-type="as-char" svg:width="2.7917in" svg:height="0.1346in" draw:z-index="0"><draw:image xlink:href="Pictures/2000000700000FB5000000C94FDA4EAC.wmf" xlink:type="simple" xlink:show="embed" xlink:actuate="onLoad"/></draw:frame></text:p>
      <text:list xml:id="list40516608" text:continue-numbering="true" text:style-name="Appendix_20_Numbering">
        <text:list-item>
          <text:list>
            <text:list-item>
              <text:h text:style-name="Appendix_20_Heading_20_2" text:outline-level="2">Result Specification</text:h>
            </text:list-item>
          </text:list>
        </text:list-item>
      </text:list>
      <text:p text:style-name="P25">This section describes the syntax of the setResult argument. </text:p>
      <text:p text:style-name="Text_20_body"><text:span text:style-name="T1">ResultClause</text:span><text:span text:style-name="T4">:<text:line-break/>     </text:span><text:span text:style-name="T5">distinct</text:span><text:span text:style-name="T8">opt</text:span><text:span text:style-name="T1"> ResultSpecs</text:span><text:span text:style-name="T4"> </text:span><text:span text:style-name="T5">,</text:span><text:span text:style-name="T8">opt</text:span></text:p>
      <text:p text:style-name="Text_20_body"><text:span text:style-name="T1">ResultSpecs</text:span><text:span text:style-name="T4">:<text:line-break/>     </text:span><text:span text:style-name="T1">ResultSpec<text:line-break/></text:span><text:span text:style-name="T4">     </text:span><text:span text:style-name="T1">ResultSpecs</text:span><text:span text:style-name="T4"> </text:span><text:span text:style-name="T5">,</text:span><text:span text:style-name="T4"> </text:span><text:span text:style-name="T1">ResultSpec</text:span></text:p>
      <text:p text:style-name="Text_20_body"><text:bookmark text:name="R10ResultSpecificationT"/><text:bookmark text:name="R10ResultSpecification"/><text:span text:style-name="T1">ResultSpec</text:span><text:span text:style-name="T4">:<text:line-break/>     </text:span><text:span text:style-name="T1">Expression ResultNaming</text:span><text:span text:style-name="T8">opt</text:span><text:span text:style-name="T9">351</text:span></text:p>
      <text:p text:style-name="Text_20_body"><text:span text:style-name="T1">ResultNaming</text:span><text:span text:style-name="T4">:<text:line-break/>     </text:span><text:span text:style-name="T5">as</text:span><text:span text:style-name="T1"> Identifier</text:span></text:p>
      <text:p text:style-name="Text_20_body"><text:span text:style-name="T12">Please note, a result specification expression may be an aggregate expression. As a usability feature </text:span><text:span text:style-name="T1">ResultClause</text:span><text:span text:style-name="T12"> supports an optional trailing comma.</text:span></text:p>
      <text:p text:style-name="P15"><draw:frame draw:style-name="fr1" draw:name="9" text:anchor-type="as-char" svg:width="2.7917in" svg:height="0.1346in" draw:z-index="0"><draw:image xlink:href="Pictures/2000000700000FB5000000C94FDA4EAC.wmf" xlink:type="simple" xlink:show="embed" xlink:actuate="onLoad"/></draw:frame></text:p>
      <text:list xml:id="list40526965" text:continue-numbering="true" text:style-name="Appendix_20_Numbering">
        <text:list-item>
          <text:list>
            <text:list-item>
              <text:h text:style-name="Appendix_20_Heading_20_2" text:outline-level="2">Grouping Specification</text:h>
            </text:list-item>
          </text:list>
        </text:list-item>
      </text:list>
      <text:p text:style-name="P25">This section describes the syntax of the setGrouping argument. </text:p>
      <text:p text:style-name="Text_20_body"><text:span text:style-name="T1">GroupingClause</text:span><text:span text:style-name="T4">:<text:line-break/>     </text:span><text:span text:style-name="T1">GroupingSpecs</text:span><text:span text:style-name="T4"> </text:span><text:span text:style-name="T5">,</text:span><text:span text:style-name="T8">opt</text:span><text:span text:style-name="T4"> </text:span><text:span text:style-name="T1">HavingSpec</text:span><text:span text:style-name="T8">opt</text:span></text:p>
      <text:p text:style-name="Text_20_body"><text:span text:style-name="T1">GroupingSpecs</text:span><text:span text:style-name="T4">:<text:line-break/>     </text:span><text:span text:style-name="T1">Expression<text:line-break/></text:span><text:span text:style-name="T4">     </text:span><text:span text:style-name="T1">GroupingSpecs</text:span><text:span text:style-name="T4"> </text:span><text:span text:style-name="T5">,</text:span><text:span text:style-name="T4"> </text:span><text:span text:style-name="T1">Expression</text:span></text:p>
      <text:p text:style-name="Text_20_body"><text:bookmark text:name="R10HavingSpecificationT"/><text:bookmark text:name="R10HavingSpecification"/><text:span text:style-name="T1">HavingSpec</text:span><text:span text:style-name="T4">:<text:line-break/>     </text:span><text:span text:style-name="T5">having</text:span><text:span text:style-name="T1"> Expression</text:span><text:span text:style-name="T2">351</text:span></text:p>
      <text:p text:style-name="Text_20_body"><text:span text:style-name="T12">Please note, a having specification expression may include an aggregate expression. As a usability feature </text:span><text:span text:style-name="T1">GroupingClause</text:span><text:span text:style-name="T12"> supports an optional trailing comma.</text:span></text:p>
      <text:p text:style-name="P15"><text:soft-page-break/><draw:frame draw:style-name="fr1" draw:name="10" text:anchor-type="as-char" svg:width="2.7917in" svg:height="0.1346in" draw:z-index="0"><draw:image xlink:href="Pictures/2000000700000FB5000000C94FDA4EAC.wmf" xlink:type="simple" xlink:show="embed" xlink:actuate="onLoad"/></draw:frame></text:p>
      <text:list xml:id="list40522107" text:continue-numbering="true" text:style-name="Appendix_20_Numbering">
        <text:list-item>
          <text:list>
            <text:list-item>
              <text:h text:style-name="Appendix_20_Heading_20_2" text:outline-level="2">Types</text:h>
            </text:list-item>
          </text:list>
        </text:list-item>
      </text:list>
      <text:p text:style-name="P25">This section describes a type specification, used in a parameter or variable declaration or in a cast expression. </text:p>
      <text:p text:style-name="Text_20_body"><text:span text:style-name="T1">Type<text:line-break/></text:span><text:span text:style-name="T4">     </text:span><text:span text:style-name="T1">PrimitiveType<text:line-break/></text:span><text:span text:style-name="T4">     </text:span><text:span text:style-name="T1">ClassOrInterfaceName</text:span></text:p>
      <text:p text:style-name="Text_20_body"><text:span text:style-name="T1">PrimitiveType</text:span><text:span text:style-name="T4">:<text:line-break/>     </text:span><text:span text:style-name="T1">NumericType<text:line-break/></text:span><text:span text:style-name="T4">     </text:span><text:span text:style-name="T5">boolean</text:span></text:p>
      <text:p text:style-name="P26">NumericType:<text:line-break/>     IntegralType<text:line-break/>     FloatingPointType</text:p>
      <text:p text:style-name="Text_20_body"><text:span text:style-name="T1">IntegralType</text:span><text:span text:style-name="T4">: </text:span><text:span text:style-name="T1">one of<text:line-break/></text:span><text:span text:style-name="T4">     </text:span><text:span text:style-name="T5">byte short int long char</text:span></text:p>
      <text:p text:style-name="Text_20_body"><text:span text:style-name="T1">FloatingPointType</text:span><text:span text:style-name="T4">: </text:span><text:span text:style-name="T1">one of<text:line-break/></text:span><text:span text:style-name="T4">     </text:span><text:span text:style-name="T5">float double</text:span></text:p>
      <text:p text:style-name="P15"><draw:frame draw:style-name="fr1" draw:name="11" text:anchor-type="as-char" svg:width="2.7917in" svg:height="0.1346in" draw:z-index="0"><draw:image xlink:href="Pictures/2000000700000FB5000000C94FDA4EAC.wmf" xlink:type="simple" xlink:show="embed" xlink:actuate="onLoad"/></draw:frame></text:p>
      <text:list xml:id="list40508215" text:continue-numbering="true" text:style-name="Appendix_20_Numbering">
        <text:list-item>
          <text:list>
            <text:list-item>
              <text:h text:style-name="Appendix_20_Heading_20_2" text:outline-level="2">Literals</text:h>
            </text:list-item>
          </text:list>
        </text:list-item>
      </text:list>
      <text:p text:style-name="P25">A literal is the source code representation of a value of a primitive type, or the String type. Please refer to the Java Language Specification for the lexical structure of Integer-, Floating Point-, and String-Literals. JDOQL allows String-Literals being enclosed in either single quotes or double quotes. A single character enclosed in either single or double quotes is considered to a be both: a char and a string literal.</text:p>
      <text:p text:style-name="Text_20_body"><text:span text:style-name="T1">Literal</text:span><text:span text:style-name="T4">:<text:line-break/>     </text:span><text:span text:style-name="T1">IntegerLiteral<text:line-break/></text:span><text:span text:style-name="T4">     </text:span><text:span text:style-name="T1">FloatingPointLiteral<text:line-break/></text:span><text:span text:style-name="T4">     </text:span><text:span text:style-name="T1">BooleanLiteral<text:line-break/></text:span><text:span text:style-name="T4">     </text:span><text:span text:style-name="T1">StringLiteral<text:line-break/></text:span><text:span text:style-name="T4">     </text:span><text:span text:style-name="T1">NullLiteral</text:span></text:p>
      <text:p text:style-name="Text_20_body"><text:span text:style-name="T1">IntegerLiteral</text:span><text:span text:style-name="T4">: ...</text:span></text:p>
      <text:p text:style-name="P20"><text:span text:style-name="T1">FloatingPointLiteral</text:span><text:span text:style-name="T4">: …</text:span></text:p>
      <text:p text:style-name="P22"><text:span text:style-name="T1">BooleanLiteral</text:span><text:span text:style-name="T4">: </text:span><text:span text:style-name="T1">one of<text:line-break/></text:span><text:span text:style-name="T4">     </text:span><text:span text:style-name="T5">true false</text:span></text:p>
      <text:p text:style-name="P22"><text:span text:style-name="T1">StringLiteral</text:span><text:span text:style-name="T4">: …</text:span></text:p>
      <text:p text:style-name="P22"><text:span text:style-name="T1">NullLiteral</text:span><text:span text:style-name="T4">:<text:line-break/>     </text:span><text:span text:style-name="T5">null</text:span></text:p>
      <text:p text:style-name="P15"><draw:frame draw:style-name="fr1" draw:name="12" text:anchor-type="as-char" svg:width="2.7917in" svg:height="0.1346in" draw:z-index="0"><draw:image xlink:href="Pictures/2000000700000FB5000000C94FDA4EAC.wmf" xlink:type="simple" xlink:show="embed" xlink:actuate="onLoad"/></draw:frame></text:p>
      <text:list xml:id="list40533959" text:continue-numbering="true" text:style-name="Appendix_20_Numbering">
        <text:list-item>
          <text:list>
            <text:list-item>
              <text:h text:style-name="Appendix_20_Heading_20_2" text:outline-level="2">Names</text:h>
            </text:list-item>
          </text:list>
        </text:list-item>
      </text:list>
      <text:p text:style-name="P25">A name is a possibly qualified identifier. Please refer to the Java Language Specification for the lexical structure of identifiers. </text:p>
      <text:p text:style-name="Text_20_body"><text:span text:style-name="T1">QualifiedIdentifier</text:span><text:span text:style-name="T4">:<text:line-break/>     </text:span><text:span text:style-name="T1">Identifier<text:line-break/></text:span><text:span text:style-name="T4">     </text:span><text:span text:style-name="T1">QualifiedIdentifier</text:span><text:span text:style-name="T4"> </text:span><text:span text:style-name="T5">.</text:span><text:span text:style-name="T4"> </text:span><text:span text:style-name="T1">Identifier</text:span></text:p>
      <text:p text:style-name="P26">CandidateClassName:<text:line-break/>     QualifiedIdentifier</text:p>
      <text:p text:style-name="P26">ResultClassName:<text:line-break/>     QualifiedIdentifier</text:p>
      <text:p text:style-name="Text_20_body"><text:span text:style-name="T1">ClassOrInterfaceName</text:span><text:span text:style-name="T4">:<text:line-break/>     </text:span><text:span text:style-name="T1">QualifiedIdentifier</text:span></text:p>
      <text:p text:style-name="Text_20_body"><text:span text:style-name="T1">VariableName</text:span><text:span text:style-name="T4">:<text:line-break/>     </text:span><text:span text:style-name="T1">Identifier</text:span></text:p>
      <text:p text:style-name="Text_20_body"><text:span text:style-name="T1">ParameterName</text:span><text:span text:style-name="T4">:<text:line-break/>     </text:span><text:span text:style-name="T1">Identifier<text:line-break/></text:span><text:span text:style-name="T4">     </text:span><text:span text:style-name="T1">ColonPrefixedIdentifier</text:span></text:p>
      <text:p text:style-name="Text_20_body"><text:span text:style-name="T1">FieldName</text:span><text:span text:style-name="T4">:<text:line-break/>     </text:span><text:span text:style-name="T1">IdentifierMethodName</text:span><text:span text:style-name="T4">:<text:line-break/>     </text:span><text:span text:style-name="T1">Identifier</text:span></text:p>
      <text:p text:style-name="P15"><draw:frame draw:style-name="fr1" draw:name="13" text:anchor-type="as-char" svg:width="2.7917in" svg:height="0.1346in" draw:z-index="0"><draw:image xlink:href="Pictures/2000000700000FB5000000C94FDA4EAC.wmf" xlink:type="simple" xlink:show="embed" xlink:actuate="onLoad"/></draw:frame></text:p>
      <text:list xml:id="list40529989" text:continue-numbering="true" text:style-name="Appendix_20_Numbering">
        <text:list-item>
          <text:list>
            <text:list-item>
              <text:h text:style-name="Appendix_20_Heading_20_2" text:outline-level="2">Keywords</text:h>
            </text:list-item>
          </text:list>
        </text:list-item>
      </text:list>
      <text:p text:style-name="P25">Keywords must not be used as package names, class names, parameter names, or variable names in queries. Keywords are permitted as field names only if they are on the right side of the “.” in field access expressions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maybe written in all lower case or all upper case.</text:p>
      <text:p text:style-name="P16"><text:span text:style-name="T1">JDOQLKeyword: one of<text:line-break/></text:span><text:span text:style-name="T4">     </text:span><text:span text:style-name="T5">as <text:s text:c="9"/>AS <text:s text:c="9"/>asc <text:s text:c="8"/>ASC<text:line-break/>     ascending <text:s text:c="2"/>ASCENDING <text:s text:c="2"/>avg <text:s text:c="8"/>AVG<text:line-break/>     by <text:s text:c="9"/>BY <text:s text:c="9"/>count <text:s text:c="6"/>COUNT<text:line-break/>     desc <text:s text:c="7"/>DESC <text:s text:c="7"/>descending <text:s/>DESCENDING<text:line-break/>     distinct <text:s text:c="3"/>DISTINCT <text:s text:c="3"/>exclude <text:s text:c="4"/>EXCLUDE<text:line-break/>     from <text:s text:c="7"/>FROM <text:s text:c="7"/>group <text:s text:c="6"/>GROUP<text:line-break/>     having <text:s text:c="5"/>HAVING <text:s text:c="5"/>into <text:s text:c="7"/>INTO<text:line-break/>     max <text:s text:c="8"/>MAX <text:s text:c="8"/>min <text:s text:c="8"/>MIN<text:line-break/>     order <text:s text:c="6"/>ORDER <text:s text:c="6"/>parameters <text:s/>PARAMETERS<text:line-break/>     range <text:s text:c="6"/>RANGE <text:s text:c="6"/>select <text:s text:c="5"/>SELECT<text:line-break/>     subclasses <text:s/>SUBCLASSES <text:s/>sum <text:s text:c="8"/>SUM<text:line-break/>     unique <text:s text:c="5"/>UNIQUE <text:s text:c="5"/>variables <text:s text:c="2"/>VARIABLES<text:line-break/>     where <text:s text:c="6"/>WHE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odyAfterHead" style:family="paragraph" style:default-outline-level="">
      <style:paragraph-properties fo:margin-top="0in" fo:margin-bottom="0.0835in" style:line-height-at-least="0.1665in" fo:orphans="0" fo:widows="0" style:writing-mode="lr-tb"/>
      <style:text-properties style:use-window-font-color="true" style:font-name="Times New Roman" fo:font-size="10pt" style:font-size-asian="10pt" style:font-size-complex="10pt"/>
    </style:style>
    <style:style style:name="Bulleted" style:family="paragraph" style:default-outline-level="">
      <style:paragraph-properties fo:margin="100%" fo:margin-left="0.1909in" fo:margin-right="0in" fo:margin-top="0.0417in" fo:margin-bottom="0in" style:line-height-at-least="0.1665in" fo:orphans="0" fo:widows="0" fo:text-indent="-0.1909in" style:auto-text-indent="false" style:writing-mode="lr-tb">
        <style:tab-stops>
          <style:tab-stop style:position="0.1909in"/>
        </style:tab-stops>
      </style:paragraph-properties>
      <style:text-properties style:use-window-font-color="true" style:font-name="Times New Roman" fo:font-size="10pt" style:font-size-asian="10pt" style:font-size-complex="10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Body" style:family="paragraph" style:default-outline-level="" style:master-page-name="">
      <style:paragraph-properties fo:margin-top="0in" fo:margin-bottom="0in" style:line-height-at-least="0.1945in" style:page-number="auto" style:writing-mode="lr-tb"/>
      <style:text-properties style:use-window-font-color="true" style:font-name="Times New Roman" fo:font-size="12pt" style:font-size-asian="12pt" style:font-size-complex="12pt"/>
    </style:style>
    <style:style style:name="Text_20_body_20_indent" style:display-name="Text body indent" style:family="paragraph" style:parent-style-name="Text_20_body" style:class="text">
      <style:paragraph-properties fo:margin="100%" fo:margin-left="0.1965in" fo:margin-right="0in" fo:margin-top="0in" fo:margin-bottom="0.139in" fo:text-indent="0in" style:auto-text-indent="false"/>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in" fo:margin-right="0in" fo:margin-top="0in" fo:margin-bottom="0.139in" fo:text-indent="0in" style:auto-text-indent="false"/>
      <style:text-properties fo:font-size="12pt" fo:font-weight="bold"/>
    </style:style>
    <style:style style:name="Contents_20_Heading" style:display-name="Contents Heading" style:family="paragraph" style:parent-style-name="Heading" style:class="index">
      <style:paragraph-properties fo:margin="100%" fo:margin-left="0in" fo:margin-right="0in" fo:margin-top="0in" fo:margin-bottom="0.139in" fo:text-indent="0in"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100%" fo:margin-left="0in" fo:margin-right="0in" fo:margin-top="0in" fo:margin-bottom="0.139in" style:line-height-at-least="0in" fo:text-indent="0in"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Appendix " style:num-suffix=":" style:num-format="A" text:start-value="2">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8</meta:editing-cycles>
    <meta:creation-date>2012-06-24T13:59:52.81</meta:creation-date>
    <meta:editing-duration>PT45M21S</meta:editing-duration>
    <meta:generator>OpenOffice.org/3.4$Win32 OpenOffice.org_project/340m1$Build-9590</meta:generator>
    <dc:title>JDO_Chapter</dc:title>
    <dc:date>2012-08-23T20:38:57.75</dc:date>
    <meta:document-statistic meta:table-count="1" meta:image-count="14" meta:object-count="0" meta:page-count="9" meta:paragraph-count="139" meta:word-count="1141" meta:character-count="942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